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avaCompiler.fillArguments( List argu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JavaCompiler.get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vaCompiler.setDestination( String des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vaCompiler.setSource( String src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vaCompiler.toStringArray( List argu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JavaCompiler.setCompilerComplianceLevel( int compilerCompliance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vaCompiler.setClasspath( String 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vaCompiler.setFile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vaCompiler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vaCompil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